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>
      <style:text-properties officeooo:rsid="0014c3da" officeooo:paragraph-rsid="0014c3da"/>
    </style:style>
    <style:style style:name="P6" style:family="paragraph" style:parent-style-name="Standard">
      <style:text-properties officeooo:rsid="00167697" officeooo:paragraph-rsid="00167697"/>
    </style:style>
    <style:style style:name="P7" style:family="paragraph" style:parent-style-name="Standard">
      <style:text-properties officeooo:rsid="0017d4e4" officeooo:paragraph-rsid="0017d4e4"/>
    </style:style>
    <style:style style:name="P8" style:family="paragraph" style:parent-style-name="Standard">
      <style:text-properties officeooo:rsid="0018e471" officeooo:paragraph-rsid="0018e471"/>
    </style:style>
    <style:style style:name="P9" style:family="paragraph" style:parent-style-name="Standard">
      <style:text-properties officeooo:rsid="001a8cac" officeooo:paragraph-rsid="001c05ce"/>
    </style:style>
    <style:style style:name="P10" style:family="paragraph" style:parent-style-name="Standard">
      <style:text-properties officeooo:rsid="001c05ce" officeooo:paragraph-rsid="001c05ce"/>
    </style:style>
    <style:style style:name="P11" style:family="paragraph" style:parent-style-name="Standard">
      <style:text-properties officeooo:rsid="001d209d" officeooo:paragraph-rsid="001d209d"/>
    </style:style>
    <style:style style:name="P12" style:family="paragraph" style:parent-style-name="Standard">
      <style:text-properties officeooo:rsid="001d503f" officeooo:paragraph-rsid="001d503f"/>
    </style:style>
    <style:style style:name="P13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1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15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16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17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style:font-size-asian="12pt" style:font-size-complex="12pt"/>
    </style:style>
    <style:style style:name="P18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1ca7a" fo:background-color="#fffffe" style:font-size-asian="12pt" style:font-size-complex="12pt"/>
    </style:style>
    <style:style style:name="P1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1d39c" officeooo:paragraph-rsid="0023d619" fo:background-color="#fffffe" style:font-size-asian="12pt" style:font-size-complex="12pt"/>
    </style:style>
    <style:style style:name="P20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2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c1e9f" officeooo:paragraph-rsid="002c1e9f" fo:background-color="#fffffe" style:font-size-asian="12pt" style:font-size-complex="12pt"/>
    </style:style>
    <style:style style:name="P2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2d5be1" officeooo:paragraph-rsid="002d5be1" fo:background-color="#fffffe" style:font-size-asian="12pt" style:font-size-complex="12pt"/>
    </style:style>
    <style:style style:name="P23" style:family="paragraph" style:parent-style-name="Standard" style:list-style-name="L1">
      <style:text-properties officeooo:rsid="001105cd" officeooo:paragraph-rsid="001105cd"/>
    </style:style>
    <style:style style:name="P24" style:family="paragraph" style:parent-style-name="Standard" style:list-style-name="L7">
      <style:text-properties officeooo:rsid="001105cd" officeooo:paragraph-rsid="001d503f"/>
    </style:style>
    <style:style style:name="P25" style:family="paragraph" style:parent-style-name="Standard" style:list-style-name="L2">
      <style:text-properties officeooo:rsid="00110f4d" officeooo:paragraph-rsid="00110f4d"/>
    </style:style>
    <style:style style:name="P26" style:family="paragraph" style:parent-style-name="Standard" style:list-style-name="L3">
      <style:text-properties officeooo:rsid="00110f4d" officeooo:paragraph-rsid="00110f4d"/>
    </style:style>
    <style:style style:name="P27" style:family="paragraph" style:parent-style-name="Standard" style:list-style-name="L3">
      <style:text-properties officeooo:rsid="00112aaa" officeooo:paragraph-rsid="00112aaa"/>
    </style:style>
    <style:style style:name="P28" style:family="paragraph" style:parent-style-name="Standard" style:list-style-name="L4">
      <style:text-properties officeooo:rsid="00112aaa" officeooo:paragraph-rsid="00112aaa"/>
    </style:style>
    <style:style style:name="P29" style:family="paragraph" style:parent-style-name="Standard" style:list-style-name="L5">
      <style:text-properties officeooo:rsid="0014c3da" officeooo:paragraph-rsid="0014c3da"/>
    </style:style>
    <style:style style:name="P30" style:family="paragraph" style:parent-style-name="Standard" style:list-style-name="L6">
      <style:text-properties officeooo:rsid="001c05ce" officeooo:paragraph-rsid="001c05ce"/>
    </style:style>
    <style:style style:name="P31" style:family="paragraph" style:parent-style-name="Standard" style:list-style-name="L7">
      <style:text-properties officeooo:rsid="001d209d" officeooo:paragraph-rsid="001d209d"/>
    </style:style>
    <style:style style:name="P32" style:family="paragraph" style:parent-style-name="Standard" style:list-style-name="L7">
      <style:text-properties officeooo:rsid="001d503f" officeooo:paragraph-rsid="001d503f"/>
    </style:style>
    <style:style style:name="P33" style:family="paragraph" style:parent-style-name="Standard" style:list-style-name="L8">
      <style:text-properties fo:font-variant="normal" fo:text-transform="none" fo:color="#202124" loext:opacity="100%" style:font-name="Roboto" fo:font-size="12pt" fo:letter-spacing="normal" fo:font-style="normal" fo:font-weight="normal" officeooo:rsid="0024914a" officeooo:paragraph-rsid="0024914a" style:font-size-asian="12pt" style:font-size-complex="12pt"/>
    </style:style>
    <style:style style:name="P34" style:family="paragraph" style:parent-style-name="Standard" style:list-style-name="L9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5" style:family="paragraph" style:parent-style-name="Standard" style:list-style-name="L10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6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1ca7a" officeooo:paragraph-rsid="0021ca7a" style:font-size-asian="12pt" style:font-size-complex="12pt"/>
    </style:style>
    <style:style style:name="P37" style:family="paragraph" style:parent-style-name="Standard" style:list-style-name="L11">
      <style:text-properties fo:font-variant="normal" fo:text-transform="none" fo:color="#202124" loext:opacity="100%" style:font-name="Roboto" fo:font-size="12pt" fo:letter-spacing="normal" fo:font-style="normal" fo:font-weight="normal" officeooo:rsid="00264e08" officeooo:paragraph-rsid="00264e08" style:font-size-asian="12pt" style:font-size-complex="12pt"/>
    </style:style>
    <style:style style:name="P38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a90b3" officeooo:paragraph-rsid="002a90b3" fo:background-color="#fffffe" style:font-size-asian="12pt" style:font-size-complex="12pt"/>
    </style:style>
    <style:style style:name="P39" style:family="paragraph" style:parent-style-name="Standard" style:list-style-name="L12">
      <style:text-properties fo:font-variant="normal" fo:text-transform="none" fo:color="#202124" loext:opacity="100%" style:font-name="Roboto" fo:font-size="12pt" fo:letter-spacing="normal" fo:font-style="normal" fo:font-weight="normal" officeooo:rsid="0027d03b" officeooo:paragraph-rsid="0027d03b" fo:background-color="#fffffe" style:font-size-asian="12pt" style:font-size-complex="12pt"/>
    </style:style>
    <style:style style:name="P40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0d6da" officeooo:paragraph-rsid="0030d6da" fo:background-color="#fffffe" style:font-size-asian="12pt" style:font-size-complex="12pt"/>
    </style:style>
    <style:style style:name="P41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315bc" officeooo:paragraph-rsid="003315bc" fo:background-color="#fffffe" style:font-size-asian="12pt" style:font-size-complex="12pt"/>
    </style:style>
    <style:style style:name="P42" style:family="paragraph" style:parent-style-name="Standard" style:list-style-name="L11">
      <style:text-properties officeooo:rsid="0021ca7a" officeooo:paragraph-rsid="0021ca7a"/>
    </style:style>
    <style:style style:name="P43" style:family="paragraph" style:parent-style-name="Standard" style:list-style-name="L11">
      <style:text-properties officeooo:rsid="00264e08" officeooo:paragraph-rsid="00264e08"/>
    </style:style>
    <style:style style:name="P44" style:family="paragraph" style:parent-style-name="Standard" style:list-style-name="L12">
      <style:text-properties officeooo:rsid="0023d619" officeooo:paragraph-rsid="0023d619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style:font-size-asian="12pt" style:font-size-complex="12pt"/>
    </style:style>
    <style:style style:name="T6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5af79" style:font-size-asian="12pt" style:font-size-complex="12pt"/>
    </style:style>
    <style:style style:name="T7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64e08" style:font-size-asian="12pt" style:font-size-complex="12pt"/>
    </style:style>
    <style:style style:name="T8" style:family="text">
      <style:text-properties fo:font-variant="normal" fo:text-transform="none" fo:color="#202124" loext:opacity="100%" style:font-name="Roboto" fo:font-size="12pt" fo:letter-spacing="normal" fo:font-style="normal" fo:font-weight="normal" fo:background-color="#fffffe" loext:char-shading-value="0" style:font-size-asian="12pt" style:font-size-complex="12pt"/>
    </style:style>
    <style:style style:name="T9" style:family="text">
      <style:text-properties fo:font-variant="normal" fo:text-transform="none" fo:color="#202124" loext:opacity="100%" style:font-name="Roboto" fo:font-size="12pt" fo:letter-spacing="normal" fo:font-style="normal" fo:font-weight="normal" officeooo:rsid="0021d39c" fo:background-color="#fffffe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2426977422" text:style-name="L1">
        <text:list-item>
          <text:p text:style-name="P23">/tasks <text:s/>- GET</text:p>
        </text:list-item>
        <text:list-item>
          <text:p text:style-name="P23">/tasks - POST</text:p>
        </text:list-item>
        <text:list-item>
          <text:p text:style-name="P23">/tasks/:id – PUT</text:p>
        </text:list-item>
        <text:list-item>
          <text:p text:style-name="P23">/tasks/:id/complete – PUT</text:p>
        </text:list-item>
        <text:list-item>
          <text:p text:style-name="P23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1732660797" text:style-name="L2">
        <text:list-item>
          <text:p text:style-name="P25">Tareas:</text:p>
          <text:list>
            <text:list-header>
              <text:p text:style-name="P25">id: int, auto_increment, </text:p>
            </text:list-header>
            <text:list-item>
              <text:p text:style-name="P25">legend: string</text:p>
            </text:list-item>
            <text:list-item>
              <text:p text:style-name="P25">status: boolean</text:p>
            </text:list-item>
          </text:list>
        </text:list-item>
      </text:list>
      <text:p text:style-name="P2"/>
      <text:p text:style-name="P2">Requirements: </text:p>
      <text:list xml:id="list2428929305" text:style-name="L3">
        <text:list-item>
          <text:p text:style-name="P26">Listar Tareas</text:p>
        </text:list-item>
        <text:list-item>
          <text:p text:style-name="P26">Crear Tareas</text:p>
        </text:list-item>
        <text:list-item>
          <text:p text:style-name="P26">Modificar Tareas</text:p>
        </text:list-item>
        <text:list-item>
          <text:p text:style-name="P26">Tachar Tareas</text:p>
        </text:list-item>
        <text:list-item>
          <text:p text:style-name="P26">Marcar Tareas como Completadas</text:p>
        </text:list-item>
        <text:list-item>
          <text:p text:style-name="P27">Marcar Tareas como no Completadas</text:p>
        </text:list-item>
        <text:list-item>
          <text:p text:style-name="P27">Marcar Varias Tareas como Completadas o no Completadas</text:p>
        </text:list-item>
      </text:list>
      <text:p text:style-name="P3"/>
      <text:p text:style-name="P3">Requirimientos Tecnicos:</text:p>
      <text:list xml:id="list2561877483" text:style-name="L4">
        <text:list-item>
          <text:p text:style-name="P28">Crear el repositorio en Github</text:p>
        </text:list-item>
        <text:list-item>
          <text:p text:style-name="P28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858505901" text:style-name="L5">
        <text:list-item>
          <text:p text:style-name="P29">Comando para iniciar</text:p>
        </text:list-item>
      </text:list>
      <text:p text:style-name="P5"/>
      <text:p text:style-name="P6">Terminar el Readme</text:p>
      <text:p text:style-name="P7">feature/mini-description</text:p>
      <text:p text:style-name="P7">bugfix/error</text:p>
      <text:p text:style-name="P7"/>
      <text:p text:style-name="P10"/>
      <text:p text:style-name="P8">Separar las palabras con _</text:p>
      <text:p text:style-name="P8">borrar los async </text:p>
      <text:p text:style-name="P9">Adicionar Categorias <text:tab/>, <text:span text:style-name="T2">Una tarea debe tener una categoria</text:span></text:p>
      <text:p text:style-name="P10">adicionar tags , Una tarea puede tener 0 o mas tag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Historia</text:p>
      <text:list xml:id="list3533824203" text:style-name="L6">
        <text:list-item>
          <text:p text:style-name="P30">Usuario crear la categoria junto con la tarea</text:p>
        </text:list-item>
        <text:list-item>
          <text:p text:style-name="P30">Listar las categorias</text:p>
        </text:list-item>
        <text:list-item>
          <text:p text:style-name="P30">Cambiar la categoria</text:p>
        </text:list-item>
        <text:list-item>
          <text:p text:style-name="P30">Eliminar la categoria</text:p>
        </text:list-item>
      </text:list>
      <text:p text:style-name="P10"/>
      <text:p text:style-name="P11">Base de Datos:</text:p>
      <text:list xml:id="list1871903105" text:style-name="L7">
        <text:list-item>
          <text:p text:style-name="P31">Categorias:</text:p>
          <text:list>
            <text:list-item>
              <text:p text:style-name="P31">id: varchar(25) ulid primary key</text:p>
            </text:list-item>
            <text:list-item>
              <text:p text:style-name="P31">name: varchar(50)</text:p>
            </text:list-item>
          </text:list>
        </text:list-item>
      </text:list>
      <text:p text:style-name="P11"/>
      <text:list xml:id="list233134674528361" text:continue-numbering="true" text:style-name="L7">
        <text:list-item>
          <text:p text:style-name="P31">Tareas:</text:p>
          <text:list>
            <text:list-item>
              <text:p text:style-name="P31">id_categoria varchar(25) </text:p>
              <text:p text:style-name="P31"/>
            </text:list-item>
          </text:list>
        </text:list-item>
      </text:list>
      <text:p text:style-name="P12">Tareas – Servicios:</text:p>
      <text:list xml:id="list233134520356549" text:continue-numbering="true" text:style-name="L7">
        <text:list-item>
          <text:p text:style-name="P24">/tasks <text:s/>- GET – <text:span text:style-name="T3">Retornar y mostrar la categoria </text:span></text:p>
        </text:list-item>
        <text:list-item>
          <text:p text:style-name="P24">/tasks – POST – <text:span text:style-name="T3">Modificar y Verificar si la Categoria no existe</text:span></text:p>
        </text:list-item>
        <text:list-item>
          <text:p text:style-name="P24">/tasks/:id – PUT - <text:span text:style-name="T3">Modificar</text:span></text:p>
        </text:list-item>
        <text:list-item>
          <text:p text:style-name="P24">/tasks/:id/complete – PUT</text:p>
        </text:list-item>
        <text:list-item>
          <text:p text:style-name="P24">/<text:span text:style-name="T1">tasks/:id – DELETE</text:span></text:p>
        </text:list-item>
        <text:list-item>
          <text:p text:style-name="P24"/>
        </text:list-item>
        <text:list-item>
          <text:p text:style-name="P24">/<text:span text:style-name="T3">category – GET</text:span></text:p>
        </text:list-item>
        <text:list-item>
          <text:p text:style-name="P24">/<text:span text:style-name="T3">category - POST</text:span></text:p>
        </text:list-item>
        <text:list-item>
          <text:p text:style-name="P32">/category/:id – PUT </text:p>
        </text:list-item>
        <text:list-item>
          <text:p text:style-name="P32">/category/:id - DELETE 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let asd = `select tags.id, tags.name from tasks_tags inner join tags on tags.id = tasks_tags.id_tag where tasks_tags.id_task = 1`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p text:style-name="P15">Tags:</text:p>
      <text:list xml:id="list2269603180" text:style-name="L8">
        <text:list-item>
          <text:p text:style-name="P33">Interfaz de acciones para las tags</text:p>
        </text:list-item>
      </text:list>
      <text:list xml:id="list1963961952" text:style-name="L9">
        <text:list-item>
          <text:p text:style-name="P34">Adicionar tags a una tarea</text:p>
        </text:list-item>
        <text:list-item>
          <text:p text:style-name="P34">Eliminar tags de una tarea</text:p>
        </text:list-item>
      </text:list>
      <text:p text:style-name="P15"/>
      <text:p text:style-name="P15">Base de Datos:</text:p>
      <text:list xml:id="list3434737429" text:style-name="L10">
        <text:list-item>
          <text:p text:style-name="P35">Tags:</text:p>
          <text:list>
            <text:list-item>
              <text:p text:style-name="P35">id: varchar(25) ulid primary_key</text:p>
            </text:list-item>
            <text:list-item>
              <text:p text:style-name="P35">tag: varchar(50) </text:p>
              <text:p text:style-name="P35"/>
            </text:list-item>
          </text:list>
        </text:list-item>
        <text:list-item>
          <text:p text:style-name="P35">Tareas:</text:p>
          <text:list>
            <text:list-item>
              <text:p text:style-name="P35">id_tag: varchar(25)</text:p>
            </text:list-item>
          </text:list>
        </text:list-item>
      </text:list>
      <text:p text:style-name="P15"/>
      <text:list xml:id="list233134139498898" text:continue-numbering="true" text:style-name="L10">
        <text:list-item>
          <text:p text:style-name="P35">Tareas-Tag:</text:p>
          <text:list>
            <text:list-item>
              <text:p text:style-name="P35">id: varchar(25) ulid primary_key</text:p>
            </text:list-item>
            <text:list-item>
              <text:p text:style-name="P35">id_tarea: varchar(25)</text:p>
            </text:list-item>
            <text:list-item>
              <text:p text:style-name="P35">id_tag: varchar(25)</text:p>
            </text:list-item>
          </text:list>
        </text:list-item>
      </text:list>
      <text:p text:style-name="P15">Servicios:</text:p>
      <text:list xml:id="list3991839727" text:style-name="L11">
        <text:list-item>
          <text:p text:style-name="P36">/tags – GET </text:p>
        </text:list-item>
        <text:list-item>
          <text:p text:style-name="P36">/tags – POST</text:p>
        </text:list-item>
        <text:list-item>
          <text:p text:style-name="P36">/tags/:id – DELETE</text:p>
        </text:list-item>
        <text:list-item>
          <text:p text:style-name="P42"><text:span text:style-name="T4">/</text:span><text:span text:style-name="T6">tags/:id – PUT Actualizar tag</text:span></text:p>
        </text:list-item>
      </text:list>
      <text:p text:style-name="P17"/>
      <text:list xml:id="list233134620712180" text:continue-numbering="true" text:style-name="L11">
        <text:list-item>
          <text:p text:style-name="P42"><text:span text:style-name="T5">/tasks/:id</text:span><text:span text:style-name="T6">Task/tag</text:span><text:span text:style-name="T5"> – POST adicionar tags a una tarea</text:span></text:p>
          <text:list>
            <text:list-item>
              <text:p text:style-name="P43"><text:span text:style-name="T5">b</text:span><text:span text:style-name="T4">ody:{</text:span></text:p>
              <text:list>
                <text:list-item>
                  <text:p text:style-name="P37">id_tag</text:p>
                  <text:p text:style-name="P37">}</text:p>
                </text:list-item>
              </text:list>
            </text:list-item>
          </text:list>
        </text:list-item>
        <text:list-item>
          <text:p text:style-name="P42"><text:span text:style-name="T5">/tasks/:id</text:span><text:span text:style-name="T7">Task/tag/:idTag</text:span><text:span text:style-name="T5"> – DELETE eliminar tags de una tarea</text:span></text:p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</text:p>
      <text:p text:style-name="P21">Poner como variable el tiempo de vida del JWT</text:p>
      <text:p text:style-name="P22">Cambiar el nombre de las varibles en la tabla</text:p>
      <text:p text:style-name="P22">Cambiar el nombre de lo q nos retorna las consultas</text:p>
      <text:p text:style-name="P19"/>
      <text:p text:style-name="P19"/>
      <text:p text:style-name="P14">try{ const connection = await mysql.createConnection({host:'localhost', user: 'root', database: 'test'}); const [rows, fields] = await connection.execute('SELECT * FROM `table` WHERE `name` = ? AND `age` &gt; ?', ['Morty', 14]); }catch(e){ res.status(500).json({ msg: "Ocurrio un error inesperado" }); }</text:p>
      <text:p text:style-name="P19"/>
      <text:p text:style-name="P19"/>
      <text:p text:style-name="P40">Para las tags:</text:p>
      <text:p text:style-name="P40"><text:tab/>Enviar las tags y las categorias en 2 peticiones al mismo tiempo</text:p>
      <text:p text:style-name="P40">Recordarle hacer levantar la app</text:p>
      <text:p text:style-name="P40">Codigo 201 tambien es para delete</text:p>
      <text:p text:style-name="P41">tags</text:p>
      <text:p text:style-name="P19"/>
      <text:list xml:id="list3444980309" text:style-name="L12">
        <text:list-header>
          <text:p text:style-name="P38"/>
        </text:list-header>
      </text:list>
      <text:p text:style-name="P20"/>
      <text:list xml:id="list233135332344577" text:continue-numbering="true" text:style-name="L12">
        <text:list-item>
          <text:p text:style-name="P38">0. Hacer README!</text:p>
        </text:list-item>
        <text:list-item>
          <text:p text:style-name="P44"><text:span text:style-name="T9">A</text:span><text:span text:style-name="T8">utenticacion</text:span></text:p>
          <text:list>
            <text:list-item>
              <text:p text:style-name="P38">Crear variable de entorno para el tiempo de vida del JWT</text:p>
            </text:list-item>
            <text:list-item>
              <text:p text:style-name="P38"/>
            </text:list-item>
          </text:list>
        </text:list-item>
        <text:list-item>
          <text:p text:style-name="P39">Categorias</text:p>
        </text:list-item>
        <text:list-item>
          <text:p text:style-name="P39">Tag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10-03T23:31:33.704230699</dc:date>
    <meta:editing-duration>PT12H58M6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4" meta:paragraph-count="97" meta:word-count="441" meta:character-count="2593" meta:non-whitespace-character-count="2281"/>
  </office:meta>
</office:document-meta>
</file>